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412cm" fo:padding-top="0.05cm" fo:padding-bottom="0.05cm" fo:padding-left="0.05cm" fo:padding-right="0.05cm"/>
    </style:style>
    <style:style style:name="gr4" style:family="graphic" style:parent-style-name="standard">
      <style:graphic-properties draw:stroke="none" svg:stroke-color="#000000" draw:fill="none" draw:fill-color="#ffffff" fo:min-height="0.414cm" fo:padding-top="0.05cm" fo:padding-bottom="0.05cm" fo:padding-left="0.05cm" fo:padding-right="0.05cm"/>
    </style:style>
    <style:style style:name="gr5" style:family="graphic" style:parent-style-name="standard">
      <style:graphic-properties draw:stroke="none" svg:stroke-color="#000000" draw:fill="none" draw:fill-color="#ffffff" fo:min-height="0.413cm" fo:padding-top="0.05cm" fo:padding-bottom="0.05cm" fo:padding-left="0.05cm" fo:padding-right="0.05cm"/>
    </style:style>
    <style:style style:name="gr6" style:family="graphic" style:parent-style-name="standard">
      <style:graphic-properties draw:stroke="none" svg:stroke-color="#000000" draw:fill="none" draw:fill-color="#ffffff" fo:min-height="0.415cm" fo:padding-top="0.05cm" fo:padding-bottom="0.05cm" fo:padding-left="0.05cm" fo:padding-right="0.05cm"/>
    </style:style>
    <style:style style:name="gr7" style:family="graphic" style:parent-style-name="standard">
      <style:graphic-properties draw:stroke="none" svg:stroke-color="#000000" draw:fill="none" draw:fill-color="#ffffff" fo:min-height="0.411cm" fo:padding-top="0.05cm" fo:padding-bottom="0.05cm" fo:padding-left="0.05cm" fo:padding-right="0.05cm"/>
    </style:style>
    <style:style style:name="gr8" style:family="graphic" style:parent-style-name="standard">
      <style:graphic-properties draw:stroke="none" svg:stroke-color="#000000" draw:fill="none" draw:fill-color="#ffffff" fo:min-height="0.416cm" fo:padding-top="0.05cm" fo:padding-bottom="0.05cm" fo:padding-left="0.05cm" fo:padding-right="0.05cm"/>
    </style:style>
    <style:style style:name="gr9" style:family="graphic" style:parent-style-name="standard">
      <style:graphic-properties draw:fill="solid" draw:fill-color="#ffffff" draw:textarea-horizontal-align="center" draw:textarea-vertical-align="middle"/>
    </style:style>
    <style:style style:name="gr10" style:family="graphic" style:parent-style-name="standard">
      <style:graphic-properties svg:stroke-width="0.05cm" svg:stroke-color="#808080" draw:marker-start-width="0.275cm" draw:marker-end-width="0.2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standard">
      <style:graphic-properties svg:stroke-color="#008000" draw:fill="solid" draw:fill-color="#3deb3d" draw:textarea-horizontal-align="justify" draw:textarea-vertical-align="middle" draw:auto-grow-height="false"/>
    </style:style>
    <style:style style:name="gr13" style:family="graphic" style:parent-style-name="standard">
      <style:graphic-properties svg:stroke-color="#008000" draw:fill="solid" draw:fill-color="#804c19" draw:textarea-horizontal-align="justify" draw:textarea-vertical-align="middle" draw:auto-grow-height="false"/>
    </style:style>
    <style:style style:name="gr14" style:family="graphic" style:parent-style-name="standard">
      <style:graphic-properties svg:stroke-color="#008000" draw:fill="solid" draw:fill-color="#ff9966" draw:textarea-horizontal-align="justify" draw:textarea-vertical-align="middle" draw:auto-grow-height="false"/>
    </style:style>
    <style:style style:name="gr15" style:family="graphic" style:parent-style-name="standard">
      <style:graphic-properties svg:stroke-color="#008000" draw:fill="solid" draw:fill-color="#e6e64c" draw:textarea-horizontal-align="justify" draw:textarea-vertical-align="middle" draw:auto-grow-height="false"/>
    </style:style>
    <style:style style:name="gr16" style:family="graphic" style:parent-style-name="standard">
      <style:graphic-properties svg:stroke-width="0.05cm" svg:stroke-color="#99ccff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0099ff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cm" svg:stroke-color="#2323dc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cm" svg:stroke-color="#4700b8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05cm" svg:stroke-color="#23ff23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width="0.05cm" svg:stroke-color="#33cc66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5cm" svg:stroke-color="#94bd5e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width="0.05cm" svg:stroke-color="#5c8526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svg:stroke-width="0.05cm" svg:stroke-color="#800000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6pt" fo:font-weight="bold" style:font-size-asian="6pt" style:font-weight-asian="bold" style:font-size-complex="6pt" style:font-weight-complex="bold"/>
    </style:style>
    <style:style style:name="T1" style:family="text">
      <style:text-properties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2">
          <draw:glue-point draw:id="4" svg:x="-4.984cm" svg:y="3.744cm"/>
          <draw:glue-point draw:id="5" svg:x="-4.984cm" svg:y="3.744cm" draw:escape-direction="left"/>
          <draw:glue-point draw:id="6" svg:x="-4.984cm" svg:y="2.495cm"/>
          <draw:glue-point draw:id="7" svg:x="-4.968cm" svg:y="3.341cm" draw:escape-direction="left"/>
          <draw:glue-point draw:id="8" svg:x="-4.978cm" svg:y="2.957cm" draw:escape-direction="left"/>
          <draw:glue-point draw:id="9" svg:x="-4.958cm" svg:y="2.564cm" draw:escape-direction="left"/>
          <draw:glue-point draw:id="10" svg:x="-4.986cm" svg:y="2.171cm" draw:escape-direction="left"/>
          <draw:glue-point draw:id="11" svg:x="-4.968cm" svg:y="1.78cm" draw:escape-direction="left"/>
          <draw:glue-point draw:id="12" svg:x="-4.968cm" svg:y="1.375cm" draw:escape-direction="left"/>
          <draw:glue-point draw:id="13" svg:x="-4.958cm" svg:y="0.988cm" draw:escape-direction="left"/>
          <draw:glue-point draw:id="14" svg:x="-4.978cm" svg:y="0.594cm" draw:escape-direction="left"/>
          <draw:glue-point draw:id="15" svg:x="-4.968cm" svg:y="0.201cm" draw:escape-direction="left"/>
          <draw:glue-point draw:id="16" svg:x="-4.978cm" svg:y="-0.182cm" draw:escape-direction="left"/>
          <draw:glue-point draw:id="17" svg:x="-4.978cm" svg:y="-0.575cm" draw:escape-direction="left"/>
          <draw:glue-point draw:id="18" svg:x="-5cm" svg:y="-0.969cm" draw:escape-direction="left"/>
          <draw:glue-point draw:id="19" svg:x="-4.986cm" svg:y="-1.362cm" draw:escape-direction="left"/>
          <draw:glue-point draw:id="20" svg:x="-5cm" svg:y="-1.755cm" draw:escape-direction="left"/>
          <draw:glue-point draw:id="21" svg:x="-4.986cm" svg:y="-2.139cm" draw:escape-direction="left"/>
          <draw:glue-point draw:id="22" svg:x="-4.986cm" svg:y="-2.545cm" draw:escape-direction="left"/>
          <draw:glue-point draw:id="23" svg:x="-4.978cm" svg:y="-2.935cm" draw:escape-direction="left"/>
          <draw:glue-point draw:id="24" svg:x="-4.978cm" svg:y="-3.329cm" draw:escape-direction="left"/>
          <draw:glue-point draw:id="25" svg:x="-4.968cm" svg:y="-3.722cm" draw:escape-direction="horizontal"/>
          <draw:glue-point draw:id="26" svg:x="4.964cm" svg:y="-3.722cm" draw:escape-direction="right"/>
          <draw:glue-point draw:id="27" svg:x="4.948cm" svg:y="-3.332cm" draw:escape-direction="right"/>
          <draw:glue-point draw:id="28" svg:x="4.964cm" svg:y="-2.935cm" draw:escape-direction="right"/>
          <draw:glue-point draw:id="29" svg:x="4.964cm" svg:y="-2.539cm" draw:escape-direction="right"/>
          <draw:glue-point draw:id="30" svg:x="4.964cm" svg:y="-2.146cm" draw:escape-direction="right"/>
          <draw:glue-point draw:id="31" svg:x="5cm" svg:y="-1.755cm" draw:escape-direction="right"/>
          <draw:glue-point draw:id="32" svg:x="5cm" svg:y="-1.362cm" draw:escape-direction="right"/>
          <draw:glue-point draw:id="33" svg:x="4.974cm" svg:y="-0.969cm" draw:escape-direction="right"/>
          <draw:glue-point draw:id="34" svg:x="4.984cm" svg:y="-0.569cm" draw:escape-direction="right"/>
          <draw:glue-point draw:id="35" svg:x="4.974cm" svg:y="-0.173cm" draw:escape-direction="right"/>
          <draw:glue-point draw:id="36" svg:x="4.956cm" svg:y="0.198cm" draw:escape-direction="right"/>
          <draw:glue-point draw:id="37" svg:x="4.964cm" svg:y="0.594cm" draw:escape-direction="right"/>
          <draw:glue-point draw:id="38" svg:x="4.974cm" svg:y="0.988cm" draw:escape-direction="right"/>
          <draw:glue-point draw:id="39" svg:x="5cm" svg:y="1.378cm" draw:escape-direction="right"/>
          <draw:glue-point draw:id="40" svg:x="4.974cm" svg:y="1.777cm" draw:escape-direction="right"/>
          <draw:glue-point draw:id="41" svg:x="4.984cm" svg:y="2.177cm" draw:escape-direction="right"/>
          <draw:glue-point draw:id="42" svg:x="4.974cm" svg:y="2.561cm" draw:escape-direction="right"/>
          <draw:glue-point draw:id="43" svg:x="5cm" svg:y="2.954cm" draw:escape-direction="right"/>
          <draw:glue-point draw:id="44" svg:x="5cm" svg:y="3.348cm" draw:escape-direction="right"/>
          <draw:glue-point draw:id="45" svg:x="4.984cm" svg:y="3.747cm" draw:escape-direction="right"/>
          <draw:glue-point draw:id="46" svg:x="0.58cm" svg:y="-4.99cm"/>
          <draw:glue-point draw:id="47" svg:x="0.187cm" svg:y="-4.993cm"/>
          <draw:glue-point draw:id="48" svg:x="-0.208cm" svg:y="-4.996cm" draw:escape-direction="up"/>
          <draw:glue-point draw:id="49" svg:x="-0.608cm" svg:y="-4.977cm"/>
          <draw:glue-point draw:id="50" svg:x="-0.996cm" svg:y="-4.993cm" draw:escape-direction="up"/>
          <draw:glue-point draw:id="51" svg:x="-1.389cm" svg:y="-4.968cm" draw:escape-direction="up"/>
          <draw:glue-point draw:id="52" svg:x="-1.783cm" svg:y="-4.99cm" draw:escape-direction="up"/>
          <draw:glue-point draw:id="53" svg:x="-2.177cm" svg:y="-4.99cm" draw:escape-direction="up"/>
          <draw:glue-point draw:id="54" svg:x="-2.566cm" svg:y="-4.946cm" draw:escape-direction="up"/>
          <draw:glue-point draw:id="55" svg:x="-0.604cm" svg:y="-5.003cm" draw:escape-direction="up"/>
          <draw:glue-point draw:id="56" svg:x="0.976cm" svg:y="-4.99cm" draw:escape-direction="up"/>
          <draw:glue-point draw:id="57" svg:x="2.553cm" svg:y="-4.883cm"/>
          <draw:glue-point draw:id="58" svg:x="2.154cm" svg:y="-4.948cm"/>
          <draw:line draw:style-name="gr1" draw:text-style-name="P1" draw:layer="layout" svg:x1="11.487cm" svg:y1="13.534cm" svg:x2="11.487cm" svg:y2="8.724cm">
            <text:p/>
          </draw:line>
          <draw:line draw:style-name="gr1" draw:text-style-name="P1" draw:layer="layout" svg:x1="11.79cm" svg:y1="13.533cm" svg:x2="11.79cm" svg:y2="8.723cm">
            <text:p/>
          </draw:line>
          <draw:line draw:style-name="gr1" draw:text-style-name="P1" draw:layer="layout" svg:x1="12.093cm" svg:y1="13.533cm" svg:x2="12.093cm" svg:y2="8.723cm">
            <text:p/>
          </draw:line>
          <draw:line draw:style-name="gr1" draw:text-style-name="P1" draw:layer="layout" svg:x1="12.396cm" svg:y1="13.533cm" svg:x2="12.396cm" svg:y2="8.723cm">
            <text:p/>
          </draw:line>
          <draw:line draw:style-name="gr1" draw:text-style-name="P1" draw:layer="layout" svg:x1="12.699cm" svg:y1="13.534cm" svg:x2="12.699cm" svg:y2="8.724cm">
            <text:p/>
          </draw:line>
          <draw:line draw:style-name="gr1" draw:text-style-name="P1" draw:layer="layout" svg:x1="13.002cm" svg:y1="13.533cm" svg:x2="13.002cm" svg:y2="8.723cm">
            <text:p/>
          </draw:line>
          <draw:line draw:style-name="gr1" draw:text-style-name="P1" draw:layer="layout" svg:x1="13.305cm" svg:y1="13.533cm" svg:x2="13.305cm" svg:y2="8.723cm">
            <text:p/>
          </draw:line>
          <draw:line draw:style-name="gr1" draw:text-style-name="P1" draw:layer="layout" svg:x1="13.608cm" svg:y1="13.533cm" svg:x2="13.608cm" svg:y2="8.723cm">
            <text:p/>
          </draw:line>
          <draw:line draw:style-name="gr1" draw:text-style-name="P1" draw:layer="layout" svg:x1="13.911cm" svg:y1="13.531cm" svg:x2="13.911cm" svg:y2="8.721cm">
            <text:p/>
          </draw:line>
          <draw:line draw:style-name="gr1" draw:text-style-name="P1" draw:layer="layout" svg:x1="14.214cm" svg:y1="13.531cm" svg:x2="14.214cm" svg:y2="8.721cm">
            <text:p/>
          </draw:line>
          <draw:line draw:style-name="gr1" draw:text-style-name="P1" draw:layer="layout" svg:x1="14.517cm" svg:y1="13.533cm" svg:x2="14.517cm" svg:y2="8.723cm">
            <text:p/>
          </draw:line>
          <draw:line draw:style-name="gr1" draw:text-style-name="P1" draw:layer="layout" svg:x1="14.82cm" svg:y1="13.531cm" svg:x2="14.82cm" svg:y2="8.721cm">
            <text:p/>
          </draw:line>
          <draw:line draw:style-name="gr1" draw:text-style-name="P1" draw:layer="layout" svg:x1="15.123cm" svg:y1="13.531cm" svg:x2="15.123cm" svg:y2="8.721cm">
            <text:p/>
          </draw:line>
          <draw:line draw:style-name="gr1" draw:text-style-name="P1" draw:layer="layout" svg:x1="15.426cm" svg:y1="13.531cm" svg:x2="15.426cm" svg:y2="8.721cm">
            <text:p/>
          </draw:line>
          <draw:line draw:style-name="gr1" draw:text-style-name="P1" draw:layer="layout" svg:x1="15.729cm" svg:y1="13.533cm" svg:x2="15.729cm" svg:y2="8.723cm">
            <text:p/>
          </draw:line>
          <draw:line draw:style-name="gr1" draw:text-style-name="P1" draw:layer="layout" svg:x1="16.032cm" svg:y1="13.531cm" svg:x2="16.032cm" svg:y2="8.721cm">
            <text:p/>
          </draw:line>
          <draw:line draw:style-name="gr1" draw:text-style-name="P1" draw:layer="layout" svg:x1="16.335cm" svg:y1="13.531cm" svg:x2="16.335cm" svg:y2="8.721cm">
            <text:p/>
          </draw:line>
          <draw:line draw:style-name="gr1" draw:text-style-name="P1" draw:layer="layout" svg:x1="16.638cm" svg:y1="13.531cm" svg:x2="16.638cm" svg:y2="8.721cm">
            <text:p/>
          </draw:line>
          <draw:line draw:style-name="gr1" draw:text-style-name="P1" draw:layer="layout" svg:x1="16.941cm" svg:y1="13.53cm" svg:x2="16.941cm" svg:y2="8.72cm">
            <text:p/>
          </draw:line>
          <draw:line draw:style-name="gr1" draw:text-style-name="P1" draw:layer="layout" svg:x1="17.244cm" svg:y1="13.53cm" svg:x2="17.244cm" svg:y2="8.72cm">
            <text:p/>
          </draw:line>
          <draw:custom-shape draw:style-name="gr2" draw:text-style-name="P1" draw:layer="layout" svg:width="2.886cm" svg:height="7.696cm" draw:transform="rotate (1.5707963267946) translate (10.525cm 12.5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2" draw:layer="backgroundobjects" svg:width="0.526cm" svg:height="0.512cm" draw:transform="rotate (1.5707963267946) translate (16.86cm 9.684cm)">
            <draw:text-box>
              <text:p><text:span text:style-name="T1">01</text:span></text:p>
            </draw:text-box>
          </draw:frame>
          <draw:frame draw:style-name="gr3" draw:text-style-name="P2" draw:layer="backgroundobjects" svg:width="0.526cm" svg:height="0.512cm" draw:transform="rotate (1.5707963267946) translate (16.558cm 9.684cm)">
            <draw:text-box>
              <text:p><text:span text:style-name="T1">02</text:span></text:p>
            </draw:text-box>
          </draw:frame>
          <draw:frame draw:style-name="gr4" draw:text-style-name="P2" draw:layer="backgroundobjects" svg:width="0.526cm" svg:height="0.514cm" draw:transform="rotate (1.5707963267946) translate (16.255cm 9.684cm)">
            <draw:text-box>
              <text:p><text:span text:style-name="T1">03</text:span></text:p>
            </draw:text-box>
          </draw:frame>
          <draw:frame draw:style-name="gr3" draw:text-style-name="P2" draw:layer="backgroundobjects" svg:width="0.526cm" svg:height="0.512cm" draw:transform="rotate (1.5707963267946) translate (15.953cm 9.684cm)">
            <draw:text-box>
              <text:p><text:span text:style-name="T1">04</text:span></text:p>
            </draw:text-box>
          </draw:frame>
          <draw:frame draw:style-name="gr4" draw:text-style-name="P2" draw:layer="backgroundobjects" svg:width="0.526cm" svg:height="0.514cm" draw:transform="rotate (1.5707963267946) translate (15.648cm 9.684cm)">
            <draw:text-box>
              <text:p><text:span text:style-name="T1">05</text:span></text:p>
            </draw:text-box>
          </draw:frame>
          <draw:frame draw:style-name="gr4" draw:text-style-name="P2" draw:layer="backgroundobjects" svg:width="0.526cm" svg:height="0.514cm" draw:transform="rotate (1.5707963267946) translate (15.345cm 9.684cm)">
            <draw:text-box>
              <text:p><text:span text:style-name="T1">06</text:span></text:p>
            </draw:text-box>
          </draw:frame>
          <draw:frame draw:style-name="gr5" draw:text-style-name="P2" draw:layer="backgroundobjects" svg:width="0.526cm" svg:height="0.513cm" draw:transform="rotate (1.5707963267946) translate (15.042cm 9.684cm)">
            <draw:text-box>
              <text:p><text:span text:style-name="T1">07</text:span></text:p>
            </draw:text-box>
          </draw:frame>
          <draw:frame draw:style-name="gr6" draw:text-style-name="P2" draw:layer="backgroundobjects" svg:width="0.526cm" svg:height="0.515cm" draw:transform="rotate (1.5707963267946) translate (14.739cm 9.684cm)">
            <draw:text-box>
              <text:p><text:span text:style-name="T1">08</text:span></text:p>
            </draw:text-box>
          </draw:frame>
          <draw:frame draw:style-name="gr5" draw:text-style-name="P2" draw:layer="backgroundobjects" svg:width="0.526cm" svg:height="0.513cm" draw:transform="rotate (1.5707963267946) translate (14.438cm 9.684cm)">
            <draw:text-box>
              <text:p><text:span text:style-name="T1">09</text:span></text:p>
            </draw:text-box>
          </draw:frame>
          <draw:frame draw:style-name="gr4" draw:text-style-name="P2" draw:layer="backgroundobjects" svg:width="0.526cm" svg:height="0.514cm" draw:transform="rotate (1.5707963267946) translate (14.134cm 9.684cm)">
            <draw:text-box>
              <text:p><text:span text:style-name="T1">10</text:span></text:p>
            </draw:text-box>
          </draw:frame>
          <draw:frame draw:style-name="gr5" draw:text-style-name="P2" draw:layer="backgroundobjects" svg:width="0.526cm" svg:height="0.513cm" draw:transform="rotate (1.5707963267946) translate (13.831cm 9.684cm)">
            <draw:text-box>
              <text:p><text:span text:style-name="T1">11</text:span></text:p>
            </draw:text-box>
          </draw:frame>
          <draw:frame draw:style-name="gr6" draw:text-style-name="P2" draw:layer="backgroundobjects" svg:width="0.526cm" svg:height="0.515cm" draw:transform="rotate (1.5707963267946) translate (13.224cm 9.684cm)">
            <draw:text-box>
              <text:p><text:span text:style-name="T1">13</text:span></text:p>
            </draw:text-box>
          </draw:frame>
          <draw:frame draw:style-name="gr5" draw:text-style-name="P2" draw:layer="backgroundobjects" svg:width="0.526cm" svg:height="0.513cm" draw:transform="rotate (1.5707963267946) translate (13.527cm 9.684cm)">
            <draw:text-box>
              <text:p><text:span text:style-name="T1">12</text:span></text:p>
            </draw:text-box>
          </draw:frame>
          <draw:frame draw:style-name="gr5" draw:text-style-name="P2" draw:layer="backgroundobjects" svg:width="0.526cm" svg:height="0.513cm" draw:transform="rotate (1.5707963267946) translate (12.923cm 9.684cm)">
            <draw:text-box>
              <text:p><text:span text:style-name="T1">14</text:span></text:p>
            </draw:text-box>
          </draw:frame>
          <draw:frame draw:style-name="gr3" draw:text-style-name="P2" draw:layer="backgroundobjects" svg:width="0.526cm" svg:height="0.512cm" draw:transform="rotate (1.5707963267946) translate (12.621cm 9.684cm)">
            <draw:text-box>
              <text:p><text:span text:style-name="T1">15</text:span></text:p>
            </draw:text-box>
          </draw:frame>
          <draw:frame draw:style-name="gr3" draw:text-style-name="P2" draw:layer="backgroundobjects" svg:width="0.526cm" svg:height="0.512cm" draw:transform="rotate (1.5707963267946) translate (12.318cm 9.684cm)">
            <draw:text-box>
              <text:p><text:span text:style-name="T1">16</text:span></text:p>
            </draw:text-box>
          </draw:frame>
          <draw:frame draw:style-name="gr3" draw:text-style-name="P2" draw:layer="backgroundobjects" svg:width="0.526cm" svg:height="0.512cm" draw:transform="rotate (1.5707963267946) translate (12.016cm 9.684cm)">
            <draw:text-box>
              <text:p><text:span text:style-name="T1">17</text:span></text:p>
            </draw:text-box>
          </draw:frame>
          <draw:frame draw:style-name="gr4" draw:text-style-name="P2" draw:layer="backgroundobjects" svg:width="0.526cm" svg:height="0.514cm" draw:transform="rotate (1.5707963267946) translate (11.713cm 9.684cm)">
            <draw:text-box>
              <text:p><text:span text:style-name="T1">18</text:span></text:p>
            </draw:text-box>
          </draw:frame>
          <draw:frame draw:style-name="gr7" draw:text-style-name="P2" draw:layer="backgroundobjects" svg:width="0.526cm" svg:height="0.511cm" draw:transform="rotate (1.5707963267946) translate (11.412cm 9.684cm)">
            <draw:text-box>
              <text:p><text:span text:style-name="T1">19</text:span></text:p>
            </draw:text-box>
          </draw:frame>
          <draw:frame draw:style-name="gr3" draw:text-style-name="P2" draw:layer="backgroundobjects" svg:width="0.526cm" svg:height="0.512cm" draw:transform="rotate (1.5707963267946) translate (11.109cm 9.684cm)">
            <draw:text-box>
              <text:p><text:span text:style-name="T1">20</text:span></text:p>
            </draw:text-box>
          </draw:frame>
          <draw:frame draw:style-name="gr5" draw:text-style-name="P2" draw:layer="backgroundobjects" svg:width="0.529cm" svg:height="0.513cm" draw:transform="rotate (1.5707963267946) translate (16.861cm 13.104cm)">
            <draw:text-box>
              <text:p><text:span text:style-name="T1">40</text:span></text:p>
            </draw:text-box>
          </draw:frame>
          <draw:frame draw:style-name="gr5" draw:text-style-name="P2" draw:layer="backgroundobjects" svg:width="0.529cm" svg:height="0.513cm" draw:transform="rotate (1.5707963267946) translate (16.559cm 13.104cm)">
            <draw:text-box>
              <text:p><text:span text:style-name="T1">39</text:span></text:p>
            </draw:text-box>
          </draw:frame>
          <draw:frame draw:style-name="gr6" draw:text-style-name="P2" draw:layer="backgroundobjects" svg:width="0.529cm" svg:height="0.515cm" draw:transform="rotate (1.5707963267946) translate (16.256cm 13.104cm)">
            <draw:text-box>
              <text:p><text:span text:style-name="T1">38</text:span></text:p>
            </draw:text-box>
          </draw:frame>
          <draw:frame draw:style-name="gr5" draw:text-style-name="P2" draw:layer="backgroundobjects" svg:width="0.529cm" svg:height="0.513cm" draw:transform="rotate (1.5707963267946) translate (15.953cm 13.104cm)">
            <draw:text-box>
              <text:p><text:span text:style-name="T1">37</text:span></text:p>
            </draw:text-box>
          </draw:frame>
          <draw:frame draw:style-name="gr3" draw:text-style-name="P2" draw:layer="backgroundobjects" svg:width="0.529cm" svg:height="0.512cm" draw:transform="rotate (1.5707963267946) translate (15.651cm 13.104cm)">
            <draw:text-box>
              <text:p><text:span text:style-name="T1">36</text:span></text:p>
            </draw:text-box>
          </draw:frame>
          <draw:frame draw:style-name="gr5" draw:text-style-name="P2" draw:layer="backgroundobjects" svg:width="0.529cm" svg:height="0.513cm" draw:transform="rotate (1.5707963267946) translate (15.347cm 13.104cm)">
            <draw:text-box>
              <text:p><text:span text:style-name="T1">35</text:span></text:p>
            </draw:text-box>
          </draw:frame>
          <draw:frame draw:style-name="gr4" draw:text-style-name="P2" draw:layer="backgroundobjects" svg:width="0.529cm" svg:height="0.514cm" draw:transform="rotate (1.5707963267946) translate (15.043cm 13.104cm)">
            <draw:text-box>
              <text:p><text:span text:style-name="T1">34</text:span></text:p>
            </draw:text-box>
          </draw:frame>
          <draw:frame draw:style-name="gr8" draw:text-style-name="P2" draw:layer="backgroundobjects" svg:width="0.529cm" svg:height="0.516cm" draw:transform="rotate (1.5707963267946) translate (14.74cm 13.104cm)">
            <draw:text-box>
              <text:p><text:span text:style-name="T1">33</text:span></text:p>
            </draw:text-box>
          </draw:frame>
          <draw:frame draw:style-name="gr5" draw:text-style-name="P2" draw:layer="backgroundobjects" svg:width="0.529cm" svg:height="0.513cm" draw:transform="rotate (1.5707963267946) translate (14.439cm 13.104cm)">
            <draw:text-box>
              <text:p><text:span text:style-name="T1">32</text:span></text:p>
            </draw:text-box>
          </draw:frame>
          <draw:frame draw:style-name="gr5" draw:text-style-name="P2" draw:layer="backgroundobjects" svg:width="0.529cm" svg:height="0.513cm" draw:transform="rotate (1.5707963267946) translate (14.136cm 13.104cm)">
            <draw:text-box>
              <text:p><text:span text:style-name="T1">31</text:span></text:p>
            </draw:text-box>
          </draw:frame>
          <draw:frame draw:style-name="gr5" draw:text-style-name="P2" draw:layer="backgroundobjects" svg:width="0.529cm" svg:height="0.513cm" draw:transform="rotate (1.5707963267946) translate (13.833cm 13.104cm)">
            <draw:text-box>
              <text:p><text:span text:style-name="T1">30</text:span></text:p>
            </draw:text-box>
          </draw:frame>
          <draw:frame draw:style-name="gr8" draw:text-style-name="P2" draw:layer="backgroundobjects" svg:width="0.529cm" svg:height="0.516cm" draw:transform="rotate (1.5707963267946) translate (13.225cm 13.104cm)">
            <draw:text-box>
              <text:p><text:span text:style-name="T1">28</text:span></text:p>
            </draw:text-box>
          </draw:frame>
          <draw:frame draw:style-name="gr4" draw:text-style-name="P2" draw:layer="backgroundobjects" svg:width="0.529cm" svg:height="0.514cm" draw:transform="rotate (1.5707963267946) translate (13.528cm 13.104cm)">
            <draw:text-box>
              <text:p><text:span text:style-name="T1">29</text:span></text:p>
            </draw:text-box>
          </draw:frame>
          <draw:frame draw:style-name="gr5" draw:text-style-name="P2" draw:layer="backgroundobjects" svg:width="0.529cm" svg:height="0.513cm" draw:transform="rotate (1.5707963267946) translate (12.924cm 13.104cm)">
            <draw:text-box>
              <text:p><text:span text:style-name="T1">27</text:span></text:p>
            </draw:text-box>
          </draw:frame>
          <draw:frame draw:style-name="gr4" draw:text-style-name="P2" draw:layer="backgroundobjects" svg:width="0.529cm" svg:height="0.514cm" draw:transform="rotate (1.5707963267946) translate (12.622cm 13.104cm)">
            <draw:text-box>
              <text:p><text:span text:style-name="T1">26</text:span></text:p>
            </draw:text-box>
          </draw:frame>
          <draw:frame draw:style-name="gr5" draw:text-style-name="P2" draw:layer="backgroundobjects" svg:width="0.529cm" svg:height="0.513cm" draw:transform="rotate (1.5707963267946) translate (12.319cm 13.104cm)">
            <draw:text-box>
              <text:p><text:span text:style-name="T1">25</text:span></text:p>
            </draw:text-box>
          </draw:frame>
          <draw:frame draw:style-name="gr5" draw:text-style-name="P2" draw:layer="backgroundobjects" svg:width="0.529cm" svg:height="0.513cm" draw:transform="rotate (1.5707963267946) translate (12.017cm 13.104cm)">
            <draw:text-box>
              <text:p><text:span text:style-name="T1">24</text:span></text:p>
            </draw:text-box>
          </draw:frame>
          <draw:frame draw:style-name="gr6" draw:text-style-name="P2" draw:layer="backgroundobjects" svg:width="0.529cm" svg:height="0.515cm" draw:transform="rotate (1.5707963267946) translate (11.714cm 13.104cm)">
            <draw:text-box>
              <text:p><text:span text:style-name="T1">23</text:span></text:p>
            </draw:text-box>
          </draw:frame>
          <draw:frame draw:style-name="gr7" draw:text-style-name="P2" draw:layer="backgroundobjects" svg:width="0.529cm" svg:height="0.511cm" draw:transform="rotate (1.5707963267946) translate (11.413cm 13.104cm)">
            <draw:text-box>
              <text:p><text:span text:style-name="T1">22</text:span></text:p>
            </draw:text-box>
          </draw:frame>
          <draw:frame draw:style-name="gr3" draw:text-style-name="P2" draw:layer="backgroundobjects" svg:width="0.529cm" svg:height="0.512cm" draw:transform="rotate (1.5707963267946) translate (11.111cm 13.104cm)">
            <draw:text-box>
              <text:p><text:span text:style-name="T1">21</text:span></text:p>
            </draw:text-box>
          </draw:frame>
        </draw:g>
        <draw:g draw:id="id1">
          <draw:glue-point draw:id="4" svg:x="-5cm" svg:y="5.003cm"/>
          <draw:glue-point draw:id="5" svg:x="-5cm" svg:y="5.003cm"/>
          <draw:glue-point draw:id="6" svg:x="-5cm" svg:y="5cm" draw:escape-direction="down"/>
          <draw:glue-point draw:id="7" svg:x="-5cm" svg:y="5cm"/>
          <draw:glue-point draw:id="8" svg:x="-2.594cm" svg:y="5cm"/>
          <draw:glue-point draw:id="9" svg:x="-2.594cm" svg:y="5cm"/>
          <draw:glue-point draw:id="10" svg:x="-4cm" svg:y="4.955cm"/>
          <draw:glue-point draw:id="11" svg:x="-2.875cm" svg:y="4.945cm"/>
          <draw:glue-point draw:id="12" svg:x="-1.712cm" svg:y="4.945cm"/>
          <draw:glue-point draw:id="13" svg:x="-0.571cm" svg:y="4.936cm"/>
          <draw:glue-point draw:id="14" svg:x="0.575cm" svg:y="4.923cm"/>
          <draw:glue-point draw:id="15" svg:x="1.704cm" svg:y="4.894cm"/>
          <draw:glue-point draw:id="16" svg:x="2.829cm" svg:y="4.923cm"/>
          <draw:glue-point draw:id="17" svg:x="3.969cm" svg:y="4.987cm" draw:escape-direction="down"/>
          <draw:glue-point draw:id="18" svg:x="-3.992cm" svg:y="4.993cm" draw:escape-direction="down"/>
          <draw:glue-point draw:id="19" svg:x="-2.848cm" svg:y="4.987cm" draw:escape-direction="down"/>
          <draw:glue-point draw:id="20" svg:x="-1.712cm" svg:y="4.987cm" draw:escape-direction="down"/>
          <draw:glue-point draw:id="21" svg:x="-0.571cm" svg:y="4.971cm" draw:escape-direction="down"/>
          <draw:glue-point draw:id="22" svg:x="0.556cm" svg:y="4.987cm" draw:escape-direction="down"/>
          <draw:glue-point draw:id="23" svg:x="1.708cm" svg:y="4.971cm" draw:escape-direction="down"/>
          <draw:glue-point draw:id="24" svg:x="2.833cm" svg:y="4.977cm" draw:escape-direction="down"/>
          <draw:line draw:style-name="gr9" draw:text-style-name="P1" draw:layer="layout" svg:x1="12.7cm" svg:y1="1.949cm" svg:x2="12.7cm" svg:y2="4.949cm">
            <text:p/>
          </draw:line>
          <draw:line draw:style-name="gr9" draw:text-style-name="P1" draw:layer="layout" svg:x1="13cm" svg:y1="1.949cm" svg:x2="13cm" svg:y2="4.949cm">
            <text:p/>
          </draw:line>
          <draw:line draw:style-name="gr9" draw:text-style-name="P1" draw:layer="layout" svg:x1="13.3cm" svg:y1="1.949cm" svg:x2="13.3cm" svg:y2="4.949cm">
            <text:p/>
          </draw:line>
          <draw:line draw:style-name="gr9" draw:text-style-name="P1" draw:layer="layout" svg:x1="13.6cm" svg:y1="1.949cm" svg:x2="13.6cm" svg:y2="4.949cm">
            <text:p/>
          </draw:line>
          <draw:line draw:style-name="gr9" draw:text-style-name="P1" draw:layer="layout" svg:x1="13.9cm" svg:y1="1.949cm" svg:x2="13.9cm" svg:y2="4.949cm">
            <text:p/>
          </draw:line>
          <draw:line draw:style-name="gr9" draw:text-style-name="P1" draw:layer="layout" svg:x1="14.2cm" svg:y1="1.949cm" svg:x2="14.2cm" svg:y2="4.949cm">
            <text:p/>
          </draw:line>
          <draw:line draw:style-name="gr9" draw:text-style-name="P1" draw:layer="layout" svg:x1="14.5cm" svg:y1="1.949cm" svg:x2="14.5cm" svg:y2="4.949cm">
            <text:p/>
          </draw:line>
          <draw:line draw:style-name="gr9" draw:text-style-name="P1" draw:layer="layout" svg:x1="14.8cm" svg:y1="1.949cm" svg:x2="14.8cm" svg:y2="4.949cm">
            <text:p/>
          </draw:line>
          <draw:custom-shape draw:style-name="gr2" draw:text-style-name="P1" draw:layer="layout" svg:width="2.64cm" svg:height="2.54cm" svg:x="12.432cm" svg:y="1.81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0.5cm" svg:x="12.6cm" svg:y="3.7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0.5cm" svg:x="12.6cm" svg:y="1.9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0.5cm" svg:x="13.2cm" svg:y="1.9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0.5cm" svg:x="13.8cm" svg:y="1.9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0.5cm" svg:x="14.4cm" svg:y="1.9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0.5cm" svg:x="12.6cm" svg:y="2.5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0.5cm" svg:x="13.2cm" svg:y="2.5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0.5cm" svg:x="13.8cm" svg:y="2.5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0.5cm" svg:x="14.4cm" svg:y="2.5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0.5cm" svg:x="12.6cm" svg:y="3.1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0.5cm" svg:x="13.2cm" svg:y="3.1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0.5cm" svg:x="13.8cm" svg:y="3.1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0.5cm" svg:x="14.4cm" svg:y="3.1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0.5cm" svg:x="13.2cm" svg:y="3.7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0.5cm" svg:x="13.8cm" svg:y="3.7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0.5cm" svg:x="14.4cm" svg:y="3.749cm">
            <text:p/>
            <draw:enhanced-geometry svg:viewBox="0 0 21600 21600" draw:type="rectangle" draw:enhanced-path="M 0 0 L 21600 0 21600 21600 0 21600 0 0 Z N"/>
          </draw:custom-shape>
        </draw:g>
        <draw:g draw:id="id3">
          <draw:line draw:style-name="gr10" draw:text-style-name="P1" draw:layer="layout" svg:x1="10.148cm" svg:y1="5.324cm" svg:x2="8.491cm" svg:y2="5.321cm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line>
          <draw:custom-shape draw:style-name="gr11" draw:text-style-name="P1" draw:layer="layout" svg:width="-1cm" svg:height="-0.3cm" svg:x="9.862cm" svg:y="5.472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2" draw:text-style-name="P1" draw:layer="layout" svg:width="-0.15cm" svg:height="-0.3cm" svg:x="9.736cm" svg:y="5.47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3" draw:text-style-name="P1" draw:layer="layout" svg:width="-0.15cm" svg:height="-0.3cm" svg:x="9.536cm" svg:y="5.47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4" draw:text-style-name="P1" draw:layer="layout" svg:width="-0.15cm" svg:height="-0.3cm" svg:x="9.336cm" svg:y="5.47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5" draw:text-style-name="P1" draw:layer="layout" svg:width="-0.15cm" svg:height="-0.3cm" svg:x="9.036cm" svg:y="5.47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  <draw:g draw:id="id4">
          <draw:line draw:style-name="gr10" draw:text-style-name="P1" draw:layer="layout" svg:x1="10.148cm" svg:y1="5.796cm" svg:x2="8.491cm" svg:y2="5.793cm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line>
          <draw:custom-shape draw:style-name="gr11" draw:text-style-name="P1" draw:layer="layout" svg:width="1cm" svg:height="0.3cm" svg:x="8.862cm" svg:y="5.644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2" draw:text-style-name="P1" draw:layer="layout" svg:width="0.15cm" svg:height="0.3cm" svg:x="9.586cm" svg:y="5.64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" draw:text-style-name="P1" draw:layer="layout" svg:width="0.15cm" svg:height="0.3cm" svg:x="9.386cm" svg:y="5.64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" draw:text-style-name="P1" draw:layer="layout" svg:width="0.15cm" svg:height="0.3cm" svg:x="9.186cm" svg:y="5.64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5" draw:text-style-name="P1" draw:layer="layout" svg:width="0.15cm" svg:height="0.3cm" svg:x="8.886cm" svg:y="5.64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 draw:id="id5">
          <draw:line draw:style-name="gr10" draw:text-style-name="P1" draw:layer="layout" svg:x1="10.148cm" svg:y1="6.289cm" svg:x2="8.491cm" svg:y2="6.292cm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line>
          <draw:custom-shape draw:style-name="gr11" draw:text-style-name="P1" draw:layer="layout" svg:width="1cm" svg:height="0.3cm" svg:x="8.862cm" svg:y="6.14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2" draw:text-style-name="P1" draw:layer="layout" svg:width="0.15cm" svg:height="0.3cm" svg:x="9.586cm" svg:y="6.143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3" draw:text-style-name="P1" draw:layer="layout" svg:width="0.15cm" svg:height="0.3cm" svg:x="9.386cm" svg:y="6.143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4" draw:text-style-name="P1" draw:layer="layout" svg:width="0.15cm" svg:height="0.3cm" svg:x="9.186cm" svg:y="6.143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5" draw:text-style-name="P1" draw:layer="layout" svg:width="0.15cm" svg:height="0.3cm" svg:x="8.886cm" svg:y="6.143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draw:g draw:id="id6">
          <draw:line draw:style-name="gr10" draw:text-style-name="P1" draw:layer="layout" svg:x1="10.148cm" svg:y1="6.87cm" svg:x2="8.491cm" svg:y2="6.867cm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line>
          <draw:custom-shape draw:style-name="gr11" draw:text-style-name="P1" draw:layer="layout" svg:width="1cm" svg:height="0.3cm" svg:x="8.862cm" svg:y="6.71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2" draw:text-style-name="P1" draw:layer="layout" svg:width="0.15cm" svg:height="0.3cm" svg:x="9.586cm" svg:y="6.71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" draw:text-style-name="P1" draw:layer="layout" svg:width="0.15cm" svg:height="0.3cm" svg:x="9.386cm" svg:y="6.71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" draw:text-style-name="P1" draw:layer="layout" svg:width="0.15cm" svg:height="0.3cm" svg:x="9.186cm" svg:y="6.71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5" draw:text-style-name="P1" draw:layer="layout" svg:width="0.15cm" svg:height="0.3cm" svg:x="8.886cm" svg:y="6.71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 draw:id="id7">
          <draw:line draw:style-name="gr10" draw:text-style-name="P1" draw:layer="layout" svg:x1="16.265cm" svg:y1="5.128cm" svg:x2="17.922cm" svg:y2="5.125cm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line>
          <draw:custom-shape draw:style-name="gr11" draw:text-style-name="P1" draw:layer="layout" svg:width="1cm" svg:height="0.3cm" svg:x="16.551cm" svg:y="4.9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" draw:layer="layout" svg:width="0.15cm" svg:height="0.3cm" svg:x="16.677cm" svg:y="4.9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" draw:layer="layout" svg:width="0.15cm" svg:height="0.3cm" svg:x="16.877cm" svg:y="4.9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" draw:layer="layout" svg:width="0.15cm" svg:height="0.3cm" svg:x="17.077cm" svg:y="4.9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0.15cm" svg:height="0.3cm" svg:x="17.377cm" svg:y="4.9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8">
          <draw:line draw:style-name="gr10" draw:text-style-name="P1" draw:layer="layout" svg:x1="16.265cm" svg:y1="5.518cm" svg:x2="17.922cm" svg:y2="5.515cm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line>
          <draw:custom-shape draw:style-name="gr11" draw:text-style-name="P1" draw:layer="layout" svg:width="1cm" svg:height="0.3cm" svg:x="16.551cm" svg:y="5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" draw:layer="layout" svg:width="0.15cm" svg:height="0.3cm" svg:x="16.677cm" svg:y="5.3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" draw:layer="layout" svg:width="0.15cm" svg:height="0.3cm" svg:x="16.877cm" svg:y="5.3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" draw:layer="layout" svg:width="0.15cm" svg:height="0.3cm" svg:x="17.077cm" svg:y="5.3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0.15cm" svg:height="0.3cm" svg:x="17.377cm" svg:y="5.3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9">
          <draw:line draw:style-name="gr10" draw:text-style-name="P1" draw:layer="layout" svg:x1="16.265cm" svg:y1="5.909cm" svg:x2="17.922cm" svg:y2="5.906cm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line>
          <draw:custom-shape draw:style-name="gr11" draw:text-style-name="P1" draw:layer="layout" svg:width="1cm" svg:height="0.3cm" svg:x="16.551cm" svg:y="5.7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" draw:layer="layout" svg:width="0.15cm" svg:height="0.3cm" svg:x="16.677cm" svg:y="5.7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" draw:layer="layout" svg:width="0.15cm" svg:height="0.3cm" svg:x="16.877cm" svg:y="5.7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" draw:layer="layout" svg:width="0.15cm" svg:height="0.3cm" svg:x="17.077cm" svg:y="5.7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0.15cm" svg:height="0.3cm" svg:x="17.377cm" svg:y="5.7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10">
          <draw:line draw:style-name="gr10" draw:text-style-name="P1" draw:layer="layout" svg:x1="16.265cm" svg:y1="6.29cm" svg:x2="17.922cm" svg:y2="6.287cm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line>
          <draw:custom-shape draw:style-name="gr11" draw:text-style-name="P1" draw:layer="layout" svg:width="1cm" svg:height="0.3cm" svg:x="16.551cm" svg:y="6.1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" draw:layer="layout" svg:width="0.15cm" svg:height="0.3cm" svg:x="16.677cm" svg:y="6.1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" draw:layer="layout" svg:width="0.15cm" svg:height="0.3cm" svg:x="16.877cm" svg:y="6.1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" draw:layer="layout" svg:width="0.15cm" svg:height="0.3cm" svg:x="17.077cm" svg:y="6.1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0.15cm" svg:height="0.3cm" svg:x="17.377cm" svg:y="6.1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6" draw:text-style-name="P1" draw:layer="layout" draw:line-skew="-1.521cm" svg:x1="12.699cm" svg:y1="4.946cm" svg:x2="13.305cm" svg:y2="8.736cm" draw:start-shape="id1" draw:start-glue-point="18" draw:end-shape="id2" draw:end-glue-point="51" svg:d="m12699 4946v368h606v3422">
          <text:p/>
        </draw:connector>
        <draw:connector draw:style-name="gr17" draw:text-style-name="P1" draw:layer="layout" svg:x1="12.993cm" svg:y1="4.931cm" svg:x2="13.001cm" svg:y2="8.725cm" draw:start-shape="id1" draw:start-glue-point="11" draw:end-shape="id2" draw:end-glue-point="52" svg:d="m12993 4931v1904h8v1890">
          <text:p/>
        </draw:connector>
        <draw:connector draw:style-name="gr18" draw:text-style-name="P1" draw:layer="layout" draw:line-skew="-0.54cm" svg:x1="13.301cm" svg:y1="4.931cm" svg:x2="12.698cm" svg:y2="8.725cm" draw:start-shape="id1" draw:start-glue-point="12" draw:end-shape="id2" draw:end-glue-point="53" svg:d="m13301 4931v1364h-603v2430">
          <text:p/>
        </draw:connector>
        <draw:connector draw:style-name="gr19" draw:text-style-name="P1" draw:layer="layout" draw:line-skew="0.028cm" svg:x1="13.602cm" svg:y1="4.939cm" svg:x2="12.399cm" svg:y2="8.746cm" draw:start-shape="id1" draw:start-glue-point="21" draw:end-shape="id2" draw:end-glue-point="54" svg:d="m13602 4939v1924h-1203v1883">
          <text:p/>
        </draw:connector>
        <draw:connector draw:style-name="gr20" draw:text-style-name="P1" draw:layer="layout" draw:line-skew="-0.55cm" svg:x1="13.903cm" svg:y1="4.924cm" svg:x2="14.516cm" svg:y2="8.724cm" draw:start-shape="id1" draw:start-glue-point="14" draw:end-shape="id2" draw:end-glue-point="47" svg:d="m13903 4924v1361h613v2439">
          <text:p/>
        </draw:connector>
        <draw:connector draw:style-name="gr21" draw:text-style-name="P1" draw:layer="layout" svg:x1="14.201cm" svg:y1="4.915cm" svg:x2="14.213cm" svg:y2="8.722cm" draw:start-shape="id1" draw:start-glue-point="15" draw:end-shape="id2" draw:end-glue-point="48" svg:d="m14201 4915v1920h12v1887">
          <text:p/>
        </draw:connector>
        <draw:connector draw:style-name="gr22" draw:text-style-name="P1" draw:layer="layout" draw:line-skew="-1.321cm" svg:x1="14.498cm" svg:y1="4.924cm" svg:x2="13.909cm" svg:y2="8.72cm" draw:start-shape="id1" draw:start-glue-point="16" draw:end-shape="id2" draw:end-glue-point="55" svg:d="m14498 4924v590h-589v3206">
          <text:p/>
        </draw:connector>
        <draw:connector draw:style-name="gr16" draw:text-style-name="P1" draw:layer="layout" draw:line-skew="0cm -0.128cm" svg:x1="10.148cm" svg:y1="5.321cm" svg:x2="12.699cm" svg:y2="4.946cm" draw:start-shape="id3" draw:start-glue-point="1" draw:end-shape="id1" draw:end-glue-point="18" svg:d="m10148 5321h1154v1h1397v-376">
          <text:p/>
        </draw:connector>
        <draw:connector draw:style-name="gr17" draw:text-style-name="P1" draw:layer="layout" svg:x1="10.148cm" svg:y1="5.793cm" svg:x2="13.001cm" svg:y2="4.944cm" draw:start-shape="id4" draw:start-glue-point="1" draw:end-shape="id1" draw:end-glue-point="19" svg:d="m10148 5793h2853v-849">
          <text:p/>
        </draw:connector>
        <draw:connector draw:style-name="gr18" draw:text-style-name="P1" draw:layer="layout" svg:x1="13.301cm" svg:y1="4.944cm" svg:x2="10.148cm" svg:y2="6.292cm" draw:start-shape="id1" draw:start-glue-point="20" draw:end-shape="id5" draw:end-glue-point="1" svg:d="m13301 4944v1348h-3153">
          <text:p/>
        </draw:connector>
        <draw:connector draw:style-name="gr19" draw:text-style-name="P1" draw:layer="layout" svg:x1="13.602cm" svg:y1="4.939cm" svg:x2="10.148cm" svg:y2="6.867cm" draw:start-shape="id1" draw:start-glue-point="21" draw:end-shape="id6" draw:end-glue-point="1" svg:d="m13602 4939v1928h-3454">
          <text:p/>
        </draw:connector>
        <draw:connector draw:style-name="gr23" draw:text-style-name="P1" draw:layer="layout" draw:line-skew="-0.321cm" svg:x1="14.799cm" svg:y1="4.944cm" svg:x2="16.265cm" svg:y2="5.125cm" draw:start-shape="id1" draw:start-glue-point="17" draw:end-shape="id7" draw:end-glue-point="3" svg:d="m14799 4944v185h858v-4h608">
          <text:p/>
        </draw:connector>
        <draw:connector draw:style-name="gr22" draw:text-style-name="P1" draw:layer="layout" svg:x1="14.498cm" svg:y1="4.924cm" svg:x2="16.265cm" svg:y2="5.515cm" draw:start-shape="id1" draw:start-glue-point="16" draw:end-shape="id8" draw:end-glue-point="3" svg:d="m14498 4924v591h1767">
          <text:p/>
        </draw:connector>
        <draw:connector draw:style-name="gr21" draw:text-style-name="P1" draw:layer="layout" svg:x1="14.201cm" svg:y1="4.915cm" svg:x2="16.265cm" svg:y2="5.906cm" draw:start-shape="id1" draw:start-glue-point="15" draw:end-shape="id9" draw:end-glue-point="3" svg:d="m14201 4915v991h2064">
          <text:p/>
        </draw:connector>
        <draw:connector draw:style-name="gr20" draw:text-style-name="P1" draw:layer="layout" svg:x1="13.898cm" svg:y1="4.944cm" svg:x2="16.265cm" svg:y2="6.287cm" draw:start-shape="id1" draw:start-glue-point="22" draw:end-shape="id10" draw:end-glue-point="3" svg:d="m13898 4944v1343h2367">
          <text:p/>
        </draw:connector>
        <draw:connector draw:style-name="gr23" draw:text-style-name="P1" draw:layer="layout" draw:line-skew="-0.552cm" svg:x1="14.799cm" svg:y1="4.944cm" svg:x2="13.607cm" svg:y2="8.724cm" draw:start-shape="id1" draw:start-glue-point="17" draw:end-shape="id2" draw:end-glue-point="50" svg:d="m14799 4944v1339h-1192v2441">
          <text:p/>
        </draw:connector>
        <draw:connector draw:style-name="gr24" draw:text-style-name="P1" draw:layer="layout" svg:x1="18.221cm" svg:y1="11.127cm" svg:x2="18.221cm" svg:y2="11.127cm" draw:start-shape="id2" draw:end-shape="id2" svg:d="m18221 11127">
          <text:p/>
        </draw:connector>
        <draw:connector draw:style-name="gr24" draw:text-style-name="P1" draw:layer="layout" svg:x1="17.922cm" svg:y1="6.287cm" svg:x2="16.03cm" svg:y2="8.746cm" draw:start-shape="id10" draw:start-glue-point="1" draw:end-shape="id2" draw:end-glue-point="58" svg:d="m17922 6287h525v1292h-2417v1167">
          <text:p/>
        </draw:connector>
        <draw:connector draw:style-name="gr24" draw:text-style-name="P1" draw:layer="layout" svg:x1="17.922cm" svg:y1="5.125cm" svg:x2="17.922cm" svg:y2="6.287cm" draw:start-shape="id7" draw:start-glue-point="1" draw:end-shape="id10" draw:end-glue-point="1" svg:d="m17922 5125h525v1162h-525">
          <text:p/>
        </draw:connector>
        <draw:connector draw:style-name="gr24" draw:text-style-name="P1" draw:layer="layout" svg:x1="17.922cm" svg:y1="5.515cm" svg:x2="17.922cm" svg:y2="6.287cm" draw:start-shape="id8" draw:start-glue-point="1" draw:end-shape="id10" draw:end-glue-point="1" svg:d="m17922 5515h525v772h-525">
          <text:p/>
        </draw:connector>
        <draw:connector draw:style-name="gr24" draw:text-style-name="P1" draw:layer="layout" svg:x1="17.922cm" svg:y1="5.906cm" svg:x2="17.922cm" svg:y2="6.287cm" draw:start-shape="id9" draw:start-glue-point="1" draw:end-shape="id10" draw:end-glue-point="1" svg:d="m17922 5906h525v381h-525">
          <text:p/>
        </draw:connector>
        <draw:connector draw:style-name="gr24" draw:text-style-name="P1" draw:layer="layout" draw:line-skew="0cm -3.427cm" svg:x1="8.491cm" svg:y1="5.321cm" svg:x2="17.922cm" svg:y2="6.287cm" draw:start-shape="id3" draw:start-glue-point="3" draw:end-shape="id10" draw:end-glue-point="1" svg:d="m8491 5321h-525v-4079h10481v5045h-525">
          <text:p/>
        </draw:connector>
        <draw:connector draw:style-name="gr24" draw:text-style-name="P1" draw:layer="layout" draw:line-skew="0cm -3.913cm" svg:x1="8.491cm" svg:y1="5.793cm" svg:x2="17.922cm" svg:y2="6.287cm" draw:start-shape="id4" draw:start-glue-point="3" draw:end-shape="id10" draw:end-glue-point="1" svg:d="m8491 5793h-525v-4565h10481v5059h-525">
          <text:p/>
        </draw:connector>
        <draw:connector draw:style-name="gr24" draw:text-style-name="P1" draw:layer="layout" draw:line-skew="0cm -5.702cm" svg:x1="8.491cm" svg:y1="6.292cm" svg:x2="17.922cm" svg:y2="6.287cm" draw:start-shape="id5" draw:start-glue-point="3" draw:end-shape="id10" draw:end-glue-point="1" svg:d="m8491 6292h-525v-5050h10481v5045h-525">
          <text:p/>
        </draw:connector>
        <draw:connector draw:style-name="gr24" draw:text-style-name="P1" draw:layer="layout" draw:line-skew="0cm -4.407cm" svg:x1="8.491cm" svg:y1="6.867cm" svg:x2="17.922cm" svg:y2="6.287cm" draw:start-shape="id6" draw:start-glue-point="3" draw:end-shape="id10" draw:end-glue-point="1" svg:d="m8491 6867h-525v-5639h10481v5059h-5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P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uno Cancelo</meta:initial-creator>
    <meta:creation-date>2010-10-21T09:20:24</meta:creation-date>
    <dc:date>2010-10-21T12:12:12</dc:date>
    <dc:creator>Nuno Cancelo</dc:creator>
    <meta:editing-duration>PT01H58M45S</meta:editing-duration>
    <meta:editing-cycles>8</meta:editing-cycles>
    <meta:generator>OpenOffice.org/3.2$Linux OpenOffice.org_project/320m19$Build-9505</meta:generator>
    <meta:document-statistic meta:object-count="169"/>
  </office:meta>
</office:document-meta>
</file>